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C000000E0529602217370649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P5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P7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.6cm" fo:margin-bottom="0cm" loext:contextual-spacing="false"/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paragraph-properties fo:margin-top="0.9cm" fo:margin-bottom="0cm" loext:contextual-spacing="false"/>
      <style:text-properties officeooo:paragraph-rsid="000f3c9b"/>
    </style:style>
    <style:style style:name="P10" style:family="paragraph" style:parent-style-name="Standard" style:list-style-name="L1">
      <style:paragraph-properties fo:margin-top="0.9cm" fo:margin-bottom="0cm" loext:contextual-spacing="false"/>
      <style:text-properties officeooo:rsid="001a2e2d" officeooo:paragraph-rsid="001a2e2d"/>
    </style:style>
    <style:style style:name="P11" style:family="paragraph" style:parent-style-name="Standard" style:list-style-name="L1">
      <style:paragraph-properties fo:margin-top="0.9cm" fo:margin-bottom="0cm" loext:contextual-spacing="false"/>
      <style:text-properties officeooo:rsid="001aa68e" officeooo:paragraph-rsid="001aa68e"/>
    </style:style>
    <style:style style:name="P12" style:family="paragraph" style:parent-style-name="Standard" style:list-style-name="L1">
      <style:paragraph-properties fo:margin-top="0.9cm" fo:margin-bottom="0cm" loext:contextual-spacing="false"/>
      <style:text-properties officeooo:rsid="001acef9" officeooo:paragraph-rsid="001acef9"/>
    </style:style>
    <style:style style:name="P13" style:family="paragraph" style:parent-style-name="Standard" style:list-style-name="L1">
      <style:paragraph-properties fo:margin-top="0.9cm" fo:margin-bottom="0cm" loext:contextual-spacing="false"/>
      <style:text-properties officeooo:rsid="001c2873" officeooo:paragraph-rsid="001c2873"/>
    </style:style>
    <style:style style:name="T1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1" fo:font-size="11pt" fo:font-weight="normal" officeooo:rsid="001a2e2d" style:font-size-asian="11pt" style:font-weight-asian="normal" style:font-size-complex="11pt" style:font-weight-complex="normal"/>
    </style:style>
    <style:style style:name="T3" style:family="text">
      <style:text-properties style:font-name="Arial1" fo:font-size="11pt" fo:font-weight="normal" officeooo:rsid="00199b4d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LA 1</text:p>
      <text:list xml:id="list588029567" text:style-name="L1">
        <text:list-item>
          <text:p text:style-name="P9"><text:span text:style-name="T2">C</text:span><text:span text:style-name="T3">onfigurar o ambiente de desenvolvimento, instalando, no mínimo, GIT, </text:span><text:span text:style-name="T2">VS Code, Node.js.</text:span></text:p>
        </text:list-item>
        <text:list-item>
          <text:p text:style-name="P10"><text:span text:style-name="T1">Criar uma nova aplicação usando a toolchain create-react-app.</text:span></text:p>
        </text:list-item>
        <text:list-item>
          <text:p text:style-name="P11"><text:span text:style-name="T1">Implementar um componente que exiba na tela “Olá mundo”, na div “root”.</text:span></text:p>
        </text:list-item>
        <text:list-item>
          <text:p text:style-name="P11"><text:span text:style-name="T1">Implementa um componente que exiba na tela:<text:line-break/><text:line-break/>“Olá mundo!”<text:line-break/>“Agora é {hora_atual}”<text:line-break/><text:line-break/>E atualize a {hora_atual} a cada segundo.</text:span></text:p>
        </text:list-item>
        <text:list-item>
          <text:p text:style-name="P12"><text:span text:style-name="T1">Implementar o componente do exercício 4, mas agora usando o “state”.</text:span></text:p>
        </text:list-item>
        <text:list-item>
          <text:p text:style-name="P13"><text:span text:style-name="T1">Implementar um botão “liga/desliga”, com o label “ON”, quando estiver ligado, e “OFF”, quando estiver deslig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MP3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MP5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MP6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6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3" text:anchor-type="paragraph" svg:x="0.656cm" svg:y="0.676cm" svg:width="3.355cm" svg:height="2.378cm" draw:z-index="0"><draw:image xlink:href="Pictures/100000000000013C000000E05296022173706497.jpg" xlink:type="simple" xlink:show="embed" xlink:actuate="onLoad" loext:mime-type="image/jpeg"/></draw:frame>TREINAMENTO REACT – RICARDO GLODZINSKI - COPD</text:p>
        <text:p text:style-name="MP2"/>
        <text:p text:style-name="MP3">EXERCÍCIOS</text:p>
      </style:header>
      <style:footer>
        <text:p text:style-name="MP4"><text:page-number text:select-page="current">1</text:page-number>/<text:page-count>1</text:page-count></text:p>
      </style:footer>
    </style:master-page>
    <style:master-page style:name="First_20_Page" style:display-name="First Page" style:page-layout-name="Mpm1">
      <style:header>
        <text:p text:style-name="MP5"><draw:frame draw:style-name="Mfr1" draw:name="Imagem1" text:anchor-type="paragraph" svg:x="0.656cm" svg:y="0.676cm" svg:width="3.355cm" svg:height="2.378cm" draw:z-index="0"><draw:image xlink:href="Pictures/100000000000013C000000E05296022173706497.jpg" xlink:type="simple" xlink:show="embed" xlink:actuate="onLoad" loext:mime-type="image/jpeg"/></draw:frame>NOTA TÉCNICA</text:p>
        <text:p text:style-name="MP6">&lt;TÍTULO DA NOTA TÉCNICA&gt;</text:p>
      </style:header>
      <style:footer>
        <text:p text:style-name="MP7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10T16:56:29.97</meta:creation-date>
    <dc:date>2020-08-10T13:37:57.956548325</dc:date>
    <meta:editing-duration>PT39M5S</meta:editing-duration>
    <meta:editing-cycles>15</meta:editing-cycles>
    <meta:generator>LibreOffice/6.4.4.2$Linux_X86_64 LibreOffice_project/40$Build-2</meta:generator>
    <meta:document-statistic meta:table-count="0" meta:image-count="2" meta:object-count="0" meta:page-count="1" meta:paragraph-count="13" meta:word-count="101" meta:character-count="637" meta:non-whitespace-character-count="552"/>
  </office:meta>
</office:document-meta>
</file>